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381d0a" officeooo:paragraph-rsid="003119c3"/>
    </style:style>
    <style:style style:name="P2" style:family="paragraph" style:parent-style-name="Standard">
      <style:text-properties officeooo:rsid="00381d0a" officeooo:paragraph-rsid="002d1604"/>
    </style:style>
    <style:style style:name="P3" style:family="paragraph" style:parent-style-name="Standard">
      <style:text-properties officeooo:rsid="00381d0a" officeooo:paragraph-rsid="00d534bf"/>
    </style:style>
    <style:style style:name="P4" style:family="paragraph" style:parent-style-name="Standard">
      <style:text-properties fo:font-weight="bold" officeooo:rsid="00d534bf" officeooo:paragraph-rsid="00d534bf" style:font-weight-asian="bold" style:font-weight-complex="bold"/>
    </style:style>
    <style:style style:name="P5" style:family="paragraph" style:parent-style-name="Standard">
      <style:text-properties fo:font-weight="bold" officeooo:rsid="00381d0a" officeooo:paragraph-rsid="00d534bf" style:font-weight-asian="bold" style:font-weight-complex="bold"/>
    </style:style>
    <style:style style:name="P6" style:family="paragraph" style:parent-style-name="Standard">
      <style:text-properties fo:font-weight="bold" officeooo:rsid="00d62de0" officeooo:paragraph-rsid="00d62de0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e0084" officeooo:paragraph-rsid="00d534bf" style:font-weight-asian="bold" style:font-weight-complex="bold"/>
    </style:style>
    <style:style style:name="P9" style:family="paragraph" style:parent-style-name="Standard">
      <style:text-properties fo:font-weight="bold" officeooo:rsid="001e0084" officeooo:paragraph-rsid="0139fb75" fo:background-color="#ffff00" style:font-weight-asian="bold" style:font-weight-complex="bold"/>
    </style:style>
    <style:style style:name="P10" style:family="paragraph" style:parent-style-name="Standard">
      <style:text-properties fo:font-weight="bold" officeooo:paragraph-rsid="014e7946" fo:background-color="#ffff00" style:font-weight-asian="bold" style:font-weight-complex="bold"/>
    </style:style>
    <style:style style:name="P11" style:family="paragraph" style:parent-style-name="Standard">
      <style:text-properties officeooo:rsid="00a5ef53" officeooo:paragraph-rsid="00a5ef53"/>
    </style:style>
    <style:style style:name="P12" style:family="paragraph" style:parent-style-name="Standard">
      <style:text-properties officeooo:rsid="00b147ba" officeooo:paragraph-rsid="00b147ba"/>
    </style:style>
    <style:style style:name="P13" style:family="paragraph" style:parent-style-name="Standard">
      <style:text-properties officeooo:rsid="00b147ba" officeooo:paragraph-rsid="003119c3"/>
    </style:style>
    <style:style style:name="P14" style:family="paragraph" style:parent-style-name="Standard">
      <style:text-properties officeooo:rsid="001fc661" officeooo:paragraph-rsid="00d534bf"/>
    </style:style>
    <style:style style:name="P15" style:family="paragraph" style:parent-style-name="Standard">
      <style:text-properties officeooo:rsid="002d1604" officeooo:paragraph-rsid="002d1604"/>
    </style:style>
    <style:style style:name="P16" style:family="paragraph" style:parent-style-name="Standard">
      <style:text-properties officeooo:rsid="00d534bf" officeooo:paragraph-rsid="00d534bf"/>
    </style:style>
    <style:style style:name="P1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b147ba" officeooo:paragraph-rsid="003119c3" style:text-blinking="false" fo:background-color="transparent"/>
    </style:style>
    <style:style style:name="P1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#ffff00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e0084" officeooo:paragraph-rsid="0139fb75" fo:background-color="#ffff00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e0084" officeooo:paragraph-rsid="00d534bf" fo:background-color="#ffff00" style:font-weight-asian="bold" style:font-weight-complex="bold"/>
    </style:style>
    <style:style style:name="P21" style:family="paragraph" style:parent-style-name="Standard">
      <style:text-properties officeooo:rsid="001e0084" officeooo:paragraph-rsid="01910d7c"/>
    </style:style>
    <style:style style:name="P22" style:family="paragraph" style:parent-style-name="Standard">
      <style:text-properties officeooo:rsid="01acf11d" officeooo:paragraph-rsid="01aefeb5"/>
    </style:style>
    <style:style style:name="P23" style:family="paragraph" style:parent-style-name="Text_20_body">
      <style:text-properties officeooo:rsid="01acf11d" officeooo:paragraph-rsid="01aefeb5"/>
    </style:style>
    <style:style style:name="P24" style:family="paragraph" style:parent-style-name="Text_20_body">
      <style:text-properties officeooo:rsid="01acf11d" officeooo:paragraph-rsid="01acf11d"/>
    </style:style>
    <style:style style:name="P25" style:family="paragraph" style:parent-style-name="Text_20_body">
      <style:text-properties officeooo:rsid="01acf11d" officeooo:paragraph-rsid="01ae4a2d"/>
    </style:style>
    <style:style style:name="P26" style:family="paragraph" style:parent-style-name="Text_20_body">
      <style:text-properties officeooo:rsid="01acf11d" officeooo:paragraph-rsid="01afcc5e"/>
    </style:style>
    <style:style style:name="P27" style:family="paragraph" style:parent-style-name="Text_20_body">
      <style:text-properties officeooo:rsid="0037c714" officeooo:paragraph-rsid="01905b5c"/>
    </style:style>
    <style:style style:name="P28" style:family="paragraph" style:parent-style-name="Text_20_body">
      <style:text-properties officeooo:paragraph-rsid="0161df0c"/>
    </style:style>
    <style:style style:name="P29" style:family="paragraph" style:parent-style-name="Text_20_body">
      <style:text-properties officeooo:rsid="01a8139f" officeooo:paragraph-rsid="01a8139f"/>
    </style:style>
    <style:style style:name="P30" style:family="paragraph" style:parent-style-name="Text_20_body">
      <style:text-properties officeooo:rsid="01a8878e" officeooo:paragraph-rsid="01a8878e"/>
    </style:style>
    <style:style style:name="P31" style:family="paragraph" style:parent-style-name="Text_20_body">
      <style:text-properties officeooo:rsid="01ae4a2d" officeooo:paragraph-rsid="01ae4a2d"/>
    </style:style>
    <style:style style:name="P32" style:family="paragraph" style:parent-style-name="Text_20_body">
      <style:text-properties officeooo:rsid="01aefeb5" officeooo:paragraph-rsid="01aefeb5"/>
    </style:style>
    <style:style style:name="P33" style:family="paragraph" style:parent-style-name="Text_20_body">
      <style:text-properties officeooo:rsid="01afcc5e" officeooo:paragraph-rsid="01afcc5e"/>
    </style:style>
    <style:style style:name="P34" style:family="paragraph" style:parent-style-name="Text_20_body">
      <style:text-properties officeooo:rsid="01afcc5e" officeooo:paragraph-rsid="01afd367"/>
    </style:style>
    <style:style style:name="P35" style:family="paragraph" style:parent-style-name="Text_20_body">
      <style:text-properties officeooo:rsid="01b14dac" officeooo:paragraph-rsid="01b14dac"/>
    </style:style>
    <style:style style:name="P36" style:family="paragraph" style:parent-style-name="Standard">
      <style:text-properties fo:font-weight="bold" officeooo:rsid="008fef48" officeooo:paragraph-rsid="00bf8e82" style:font-weight-asian="bold" style:font-weight-complex="bold"/>
    </style:style>
    <style:style style:name="P37" style:family="paragraph" style:parent-style-name="Text_20_body">
      <style:text-properties officeooo:rsid="01aefeb5" officeooo:paragraph-rsid="01aefeb5"/>
    </style:style>
    <style:style style:name="P38" style:family="paragraph" style:parent-style-name="Text_20_body">
      <style:text-properties style:text-underline-style="none" fo:font-weight="normal" officeooo:rsid="01afcc5e" officeooo:paragraph-rsid="01afd367" fo:background-color="transparent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1a8f255" officeooo:paragraph-rsid="01a8878e" fo:background-color="transparent" style:font-weight-asian="normal" style:font-weight-complex="normal"/>
    </style:style>
    <style:style style:name="P40" style:family="paragraph" style:parent-style-name="Text_20_body">
      <style:text-properties officeooo:rsid="01880e84" officeooo:paragraph-rsid="01905b5c"/>
    </style:style>
    <style:style style:name="P41" style:family="paragraph" style:parent-style-name="Text_20_body">
      <style:text-properties officeooo:rsid="0185d5e6" officeooo:paragraph-rsid="01905b5c"/>
    </style:style>
    <style:style style:name="P4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8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49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50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51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T1" style:family="text">
      <style:text-properties officeooo:rsid="003e47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officeooo:rsid="003e80ab"/>
    </style:style>
    <style:style style:name="T6" style:family="text">
      <style:text-properties officeooo:rsid="00bc6c16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d534bf"/>
    </style:style>
    <style:style style:name="T9" style:family="text">
      <style:text-properties officeooo:rsid="00381d0a"/>
    </style:style>
    <style:style style:name="T10" style:family="text">
      <style:text-properties officeooo:rsid="00d5c6b3"/>
    </style:style>
    <style:style style:name="T11" style:family="text">
      <style:text-properties officeooo:rsid="00d62de0"/>
    </style:style>
    <style:style style:name="T12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3" style:family="text">
      <style:text-properties officeooo:rsid="00d7bc50"/>
    </style:style>
    <style:style style:name="T14" style:family="text">
      <style:text-properties officeooo:rsid="00d9f783"/>
    </style:style>
    <style:style style:name="T15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145c04f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37c714" fo:background-color="transparent" loext:char-shading-value="0" style:font-weight-asian="normal" style:font-weight-complex="normal"/>
    </style:style>
    <style:style style:name="T18" style:family="text">
      <style:text-properties style:text-underline-style="none" fo:font-weight="normal" officeooo:rsid="01a5d16b" fo:background-color="transparent" loext:char-shading-value="0" style:font-weight-asian="normal" style:font-weight-complex="normal"/>
    </style:style>
    <style:style style:name="T19" style:family="text">
      <style:text-properties style:text-underline-style="none" fo:font-weight="normal" officeooo:rsid="01a8f255" fo:background-color="transparent" loext:char-shading-value="0" style:font-weight-asian="normal" style:font-weight-complex="normal"/>
    </style:style>
    <style:style style:name="T20" style:family="text">
      <style:text-properties style:text-underline-style="none" fo:font-weight="normal" officeooo:rsid="01b14dac" fo:background-color="transparent" loext:char-shading-value="0" style:font-weight-asian="normal" style:font-weight-complex="normal"/>
    </style:style>
    <style:style style:name="T21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22" style:family="text">
      <style:text-properties style:text-underline-style="none" fo:font-weight="bold" officeooo:rsid="01561ed4" fo:background-color="#ffff00" loext:char-shading-value="0" style:font-weight-asian="bold" style:font-weight-complex="bold"/>
    </style:style>
    <style:style style:name="T23" style:family="text">
      <style:text-properties style:text-underline-style="none" fo:font-weight="bold" officeooo:rsid="01b14dac" fo:background-color="#ffff00" loext:char-shading-value="0" style:font-weight-asian="bold" style:font-weight-complex="bold"/>
    </style:style>
    <style:style style:name="T24" style:family="text">
      <style:text-properties officeooo:rsid="0139fb75"/>
    </style:style>
    <style:style style:name="T25" style:family="text">
      <style:text-properties officeooo:rsid="00567074"/>
    </style:style>
    <style:style style:name="T26" style:family="text">
      <style:text-properties officeooo:rsid="0145c04f"/>
    </style:style>
    <style:style style:name="T27" style:family="text">
      <style:text-properties officeooo:rsid="01522133"/>
    </style:style>
    <style:style style:name="T28" style:family="text">
      <style:text-properties officeooo:rsid="01532b6a"/>
    </style:style>
    <style:style style:name="T29" style:family="text">
      <style:text-properties officeooo:rsid="0159b913"/>
    </style:style>
    <style:style style:name="T30" style:family="text">
      <style:text-properties officeooo:rsid="016061e7"/>
    </style:style>
    <style:style style:name="T31" style:family="text">
      <style:text-properties officeooo:rsid="016a9a9f"/>
    </style:style>
    <style:style style:name="T32" style:family="text">
      <style:text-properties officeooo:rsid="0170f918"/>
    </style:style>
    <style:style style:name="T33" style:family="text">
      <style:text-properties officeooo:rsid="017bf61c"/>
    </style:style>
    <style:style style:name="T34" style:family="text">
      <style:text-properties officeooo:rsid="0185e1fb"/>
    </style:style>
    <style:style style:name="T35" style:family="text">
      <style:text-properties officeooo:rsid="01896343"/>
    </style:style>
    <style:style style:name="T36" style:family="text">
      <style:text-properties officeooo:rsid="01905b5c"/>
    </style:style>
    <style:style style:name="T37" style:family="text">
      <style:text-properties officeooo:rsid="01ae4a2d"/>
    </style:style>
    <style:style style:name="T38" style:family="text">
      <style:text-properties officeooo:rsid="01aefeb5"/>
    </style:style>
    <style:style style:name="T39" style:family="text">
      <style:text-properties officeooo:rsid="01afd36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&gt; <text:span text:style-name="T6">3 Paper lesen </text:span><text:span text:style-name="T14">+ zusammenfasse</text:span><text:span text:style-name="T24">n, Dissertation</text:span></text:p>
      <text:p text:style-name="P19"/>
      <text:p text:style-name="P8"/>
      <text:p text:style-name="P4">Constraints: </text:p>
      <text:p text:style-name="P5">- <text:span text:style-name="T8">A) </text:span><text:span text:style-name="T10">Das Verb soll nicht mehrdeutig in Bezug auf target word und distractor word sein</text:span></text:p>
      <text:p text:style-name="P5">- <text:span text:style-name="T10">B) Das Verb soll “medium plausible” in Bezug auf das target word sein</text:span></text:p>
      <text:p text:style-name="P5">- <text:span text:style-name="T10">C) Die “medium plausibility” soll </text:span><text:span text:style-name="T11">erst in Bezug auf das target word entstehen, d.h. nicht schon vorher auf dem verb oder dem verb + agent</text:span></text:p>
      <text:p text:style-name="P14"/>
      <text:p text:style-name="P6">About C:</text:p>
      <text:p text:style-name="P15">&gt; <text:span text:style-name="T1">I</text:span><text:span text:style-name="T6">m</text:span><text:span text:style-name="T1">plausibilität soll immer auf dem target word enstehen (p.e. in 1 erst auf “Tourist”) und nicht schon auf dem Verb vorher </text:span><text:span text:style-name="T8">(“verabschiedete</text:span><text:span text:style-name="T1">). </text:span></text:p>
      <text:p text:style-name="P16">=&gt; S<text:span text:style-name="T1">cript violations sollten gut funktionieren,</text:span><text:span text:style-name="T9"> z.B. die Dame begrüßt jemand, mit dem sie bereits gesprochen hat oder der Bäcker backt den Apfelkuchen, obwohl dieser bereits im Geschäft liegt.</text:span></text:p>
      <text:p text:style-name="P2"/>
      <text:p text:style-name="Standard"><text:span text:style-name="T2">Gut funktioniert</text:span>: Dann<text:span text:style-name="T2"> begrüßte die Dame den Touristen</text:span>. Dass die Damen jemanden begrüßt ist plausibel, dass sie den Touristen begrüßt, ist in diesem Kontext implausibel, <text:span text:style-name="T8">deshalb entsteht die Implausibilität erst auf dem target word “Tourist”.</text:span></text:p>
      <text:p text:style-name="P7"/>
      <text:p text:style-name="Standard"><text:span text:style-name="T2">Weniger gut funktioniert: </text:span>Dann <text:span text:style-name="T2">gratulierte die Dame dem Touristen</text:span>. gratulieren + Dame ist in diesem Kontext alleine schon eher implausibel, <text:span text:style-name="T8">deshalb entsteht die Implausibilität bereits auf dem Verb “gratulierte” und nicht erst auf dem target word “Tourist”.</text:span></text:p>
      <text:p text:style-name="P1"/>
      <text:p text:style-name="Standard">In diesen Fällen ist die Kombination aus Verb+Agent meistens plausibel <text:span text:style-name="T5">(die Dame + begrüßt)</text:span>, aber Verb+Agent+Target <text:span text:style-name="T5">(die Dame + begrüßt + den Touristen (jmd mit dem sie bereits gesprochen hat))</text:span> ist aufgrund der Handlung im Kontext-paragraph nicht plausibel.</text:p>
      <text:p text:style-name="P4"/>
      <text:p text:style-name="P3"/>
      <text:p text:style-name="P11"/>
      <text:p text:style-name="P17"><text:bookmark text:name="docs-internal-guid-e535b14c-7fff-00ae-e3e2-d2d97d395f2e"/><text:span text:style-name="T12">Goals</text:span>:</text:p>
      <text:list xml:id="list4016943350" text:style-name="L1">
        <text:list-item>
          <text:p text:style-name="P42">RQ: Finding a continuous, online, per-trial metric of integration effort</text:p>
        </text:list-item>
      </text:list>
      <text:list xml:id="list833873158" text:style-name="L2">
        <text:list-item>
          <text:p text:style-name="P48">Task: Likert scale plausibility rating on each trial in order to gain a per-trial predictor of the P600.</text:p>
          <text:list>
            <text:list-item>
              <text:p text:style-name="P43">Combined with occasional comprehension questions?</text:p>
            </text:list-item>
          </text:list>
        </text:list-item>
        <text:list-item>
          <text:p text:style-name="P48">Remove the distractor manipulation from the original experiment</text:p>
          <text:list>
            <text:list-item>
              <text:p text:style-name="P43">Do the early negativity and the frontal positivity disappear?</text:p>
            </text:list-item>
          </text:list>
        </text:list-item>
        <text:list-item>
          <text:p text:style-name="P48">Measure on the main verb, too.</text:p>
          <text:list>
            <text:list-item>
              <text:p text:style-name="P43">To what extent is there an expectancy effect on the verb already?</text:p>
            </text:list-item>
          </text:list>
        </text:list-item>
        <text:list-item>
          <text:p text:style-name="P51">To what extent do the online plausibility ratings diverge from the conditions. What happens if we group the ERP data based on avg ratings rather than based on condition.</text:p>
        </text:list-item>
        <text:list-item>
          <text:p text:style-name="P43">? Implement feedback on response accuracy in EEG experiment (Francesca?)?</text:p>
          <text:p text:style-name="P43">→ <text:span text:style-name="T13">like in Harry Potter paper?</text:span></text:p>
        </text:list-item>
      </text:list>
      <text:p text:style-name="Text_20_body"/>
      <text:p text:style-name="P18">Guidelines</text:p>
      <text:list xml:id="list3305741007" text:style-name="L3">
        <text:list-item>
          <text:p text:style-name="P49">Same case in all conditions within item</text:p>
        </text:list-item>
        <text:list-item>
          <text:p text:style-name="P47"><text:span text:style-name="T4">No separable verbs </text:span><text:span text:style-name="T7">(Dann bereitete der Mann das Essen </text:span><text:span text:style-name="T3">zu</text:span><text:span text:style-name="T7">). Can’t integrate fully on the target word.</text:span></text:p>
        </text:list-item>
        <text:list-item>
          <text:p text:style-name="P44"><text:soft-page-break/><text:span text:style-name="T2">Avoid reflexive verbs</text:span> (Dann schminkte sich die Frau). This would change word position of the target word.</text:p>
        </text:list-item>
      </text:list>
      <text:p text:style-name="Text_20_body"/>
      <text:p text:style-name="P18">Literature</text:p>
      <text:list xml:id="list2244807648" text:style-name="L4">
        <text:list-item>
          <text:p text:style-name="P45"><text:span text:style-name="T2">Studies using trial level predictors</text:span>, e.g., Troyer, Urbach, and Kutas (2020): “Participants read sentences ending in a contextually supported word, reporting online whether they had known each fact”. Binary, whereas we go for Likert-scale ratings. + Other Troyer papers</text:p>
        </text:list-item>
      </text:list>
      <text:p text:style-name="Text_20_body"/>
      <text:p text:style-name="P18">Issues</text:p>
      <text:list xml:id="list77507780" text:style-name="L5">
        <text:list-item>
          <text:p text:style-name="P46"><text:span text:style-name="T2">Preferred subcat should be accusative object</text:span> (bemerkte den vs. bemerkte, dass …)</text:p>
        </text:list-item>
        <text:list-item>
          <text:p text:style-name="P46"><text:span text:style-name="T2">Verb repetition due to generic verbs</text:span> (e.g., begrüßen / verabschieden)</text:p>
        </text:list-item>
        <text:list-item>
          <text:p text:style-name="P50">Fillers ok as they are?</text:p>
        </text:list-item>
        <text:list-item>
          <text:p text:style-name="P46">Too many cases with script violations = too predictable?</text:p>
        </text:list-item>
      </text:list>
      <text:p text:style-name="P13"/>
      <text:p text:style-name="P12"/>
      <text:p text:style-name="P3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3:12:50.896113273</meta:creation-date>
    <dc:date>2023-12-14T02:16:02.949674122</dc:date>
    <meta:editing-duration>P24DT17H35M58S</meta:editing-duration>
    <meta:editing-cycles>159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479" meta:character-count="2961" meta:non-whitespace-character-count="2530"/>
  </office:meta>
</office:document-meta>
</file>